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2.137cm"/>
    </style:style>
    <style:style style:name="co3" style:family="table-column">
      <style:table-column-properties fo:break-before="auto" style:column-width="6.239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1" table:number-columns-repeated="1021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Crée un dico listant les minimiseurs des seq du fichier et associant a chaque minimiseur la liste des sequences le contenant au moins une fois</text:p>
            <text:p>Crée un groupe avec les sequences partageant le meme minimiser : </text:p>
            <text:p>- part du minimiser appartenant aux moins de séquence (plus spécifique)</text:p>
            <text:p>- ajoute les seq lié à ce minimiser à la liste "clusters"</text:p>
            <text:p>- retire les séquences ajoutées à clusters du dictionnaire</text:p>
            <text:p>- recommence jusqu’a ce que le dictionnaire soit vide ( toutes les sequences ont été traitées)</text:p>
          </table:table-cell>
          <table:table-cell table:style-name="ce5" office:value-type="string" calcext:value-type="string">
            <text:p>Très long (20min)</text:p>
          </table:table-cell>
          <table:table-cell table:style-name="ce7"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Compte les proportions de ACGT et classe en fonction des A, puis des C, puis des G puis des T (UTILISE PANDAS)</text:p>
          </table:table-cell>
          <table:table-cell table:style-name="ce5" office:value-type="string" calcext:value-type="string">
            <text:p>rapide</text:p>
          </table:table-cell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Compte et tri celon la proportion de GC</text:p>
          </table:table-cell>
          <table:table-cell table:style-name="ce5" office:value-type="string" calcext:value-type="string">
            <text:p>rapide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1bis</text:p>
          </table:table-cell>
          <table:table-cell table:style-name="ce3" office:value-type="string" calcext:value-type="string">
            <text:p>Idem que 1, mais au lieu de récupérer tous les minimiseurs de chaque séquence, on ne recupère que le minimiseur minimum de chaque sequence, résultat plus rapide mais moins bon</text:p>
          </table:table-cell>
          <table:table-cell table:style-name="ce5" office:value-type="string" calcext:value-type="string">
            <text:p>moyen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https://www.infinitepartitions.com/art001.html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gzip compress en exploitant les redondances, du coup les positions des kmers dans une sequence on s’en fou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/>
          <table:table-cell table:style-name="ce3" office:value-type="string" calcext:value-type="string">
            <text:p>Ce qui est important c’est de regrouper les sequences qui ont des motifs partagés, peut importe leur position dans la sequenc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On va donc chercher des frequences de motifs dans les sequences et les regrouper en fonction</text:p>
          </table:table-cell>
          <table:table-cell table:style-name="ce5"/>
          <table:table-cell table:number-columns-repeated="1021"/>
        </table:table-row>
        <table:table-row table:style-name="ro4">
          <table:table-cell table:style-name="ce1"/>
          <table:table-cell table:style-name="ce3" office:value-type="string" calcext:value-type="string">
            <text:p>Fréquence de kmers vs frequence de minimisers</text:p>
            <text:p>Kmers = tri un peu mieux mais prend plus de mémoire</text:p>
            <text:p>Minimisers = prend un peu plus de temps, tri un peu moins bien, prend moins de mémoire</text:p>
          </table:table-cell>
          <table:table-cell table:style-name="ce5"/>
          <table:table-cell table:number-columns-repeated="1021"/>
        </table:table-row>
        <table:table-row table:style-name="ro2" table:number-rows-repeated="2">
          <table:table-cell table:style-name="ce1"/>
          <table:table-cell table:style-name="ce3"/>
          <table:table-cell table:style-name="ce5"/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6">00/00/0000</text:date>, <text:time style:data-style-name="N2" text:time-value="12:09:09.829825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1T17:29:57.583359217</meta:creation-date>
    <dc:date>2022-11-26T12:14:38.790129831</dc:date>
    <meta:editing-duration>PT52M26S</meta:editing-duration>
    <meta:editing-cycles>10</meta:editing-cycles>
    <meta:generator>LibreOffice/6.4.7.2$Linux_X86_64 LibreOffice_project/40$Build-2</meta:generator>
    <meta:document-statistic meta:table-count="1" meta:cell-count="18" meta:object-count="0"/>
  </office:meta>
</office:document-meta>
</file>